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5239e" officeooo:paragraph-rsid="0005239e" style:font-size-asian="12.25pt" style:font-size-complex="14pt"/>
    </style:style>
    <style:style style:name="P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5239e" officeooo:paragraph-rsid="0005239e" style:font-size-asian="12.25pt" style:font-size-complex="14pt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page-number="auto"/>
      <style:text-properties style:font-name="Times New Roman" fo:font-size="14pt" officeooo:rsid="0005239e" officeooo:paragraph-rsid="0005239e" style:font-size-asian="12.25pt" style:font-size-complex="14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Для работы ЦСП ТУСУР необходимо разместить на серверах ЦСП:</text:p>
      <text:list xml:id="list2098779410835708905" text:style-name="L1">
        <text:list-item>
          <text:p text:style-name="P2">система контроля версий GIT;</text:p>
        </text:list-item>
        <text:list-item>
          <text:p text:style-name="P2">вебинтерфейс GITLAB для использования GIT;</text:p>
        </text:list-item>
        <text:list-item>
          <text:p text:style-name="P2">файл-сервер с поддержкой разграничения прав доступа к файлам.</text:p>
        </text:list-item>
      </text:list>
      <text:p text:style-name="P1">Вышеперечисленные ресурсы должны быть доступны из внешней се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2T16:33:44.236687160</dc:date>
    <meta:editing-duration>PT11M42S</meta:editing-duration>
    <meta:editing-cycles>1</meta:editing-cycles>
    <meta:document-statistic meta:table-count="0" meta:image-count="0" meta:object-count="0" meta:page-count="1" meta:paragraph-count="5" meta:word-count="37" meta:character-count="256" meta:non-whitespace-character-count="227"/>
    <meta:generator>LibreOffice/4.4.0.2$Linux_X86_64 LibreOffice_project/40m0$Build-2</meta:generator>
  </office:meta>
</office:document-meta>
</file>